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czar1" svg:font-family="Eczar"/>
    <style:font-face style:name="Nimbus Roman" svg:font-family="'Nimbus Roma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ControlDeVersiones" style:family="table">
      <style:table-properties style:width="17.59cm" table:align="margins"/>
    </style:style>
    <style:style style:name="ControlDeVersiones.A" style:family="table-column">
      <style:table-column-properties style:column-width="5.863cm" style:rel-column-width="21845*"/>
    </style:style>
    <style:style style:name="ControlDeVersiones.A1" style:family="table-cell">
      <style:table-cell-properties fo:padding="0.097cm" fo:border-left="0.05pt solid #000000" fo:border-right="none" fo:border-top="0.05pt solid #000000" fo:border-bottom="0.05pt solid #000000"/>
    </style:style>
    <style:style style:name="ControlDeVersiones.C1" style:family="table-cell">
      <style:table-cell-properties fo:padding="0.097cm" fo:border="0.05pt solid #000000"/>
    </style:style>
    <style:style style:name="ControlDeVersiones.A2" style:family="table-cell">
      <style:table-cell-properties fo:padding="0.097cm" fo:border-left="0.05pt solid #000000" fo:border-right="none" fo:border-top="none" fo:border-bottom="0.05pt solid #000000"/>
    </style:style>
    <style:style style:name="ControlDeVersione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Nimbus Roman" fo:font-size="14pt" officeooo:rsid="000455b7" officeooo:paragraph-rsid="000455b7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style:font-name="Nimbus Roman" fo:font-size="14pt" officeooo:rsid="0004f127" officeooo:paragraph-rsid="0004f127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Nimbus Roman" fo:font-size="14pt" officeooo:rsid="0002296e" officeooo:paragraph-rsid="0002296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Nimbus Roman" fo:font-size="14pt" officeooo:rsid="0002296e" officeooo:paragraph-rsid="0002296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Nimbus Roman" fo:font-size="14pt" officeooo:rsid="000764ba" officeooo:paragraph-rsid="000764ba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Nimbus Roman" fo:font-size="14pt" officeooo:rsid="000455b7" officeooo:paragraph-rsid="000455b7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Nimbus Roman" fo:font-size="14pt" officeooo:rsid="00084f18" officeooo:paragraph-rsid="00084f18" style:font-size-asian="14pt" style:font-size-complex="14pt"/>
    </style:style>
    <style:style style:name="P8" style:family="paragraph" style:parent-style-name="Frame_20_contents">
      <style:paragraph-properties fo:text-align="start" style:justify-single-word="false"/>
      <style:text-properties officeooo:rsid="0007ec39" officeooo:paragraph-rsid="0007ec39"/>
    </style:style>
    <style:style style:name="P9" style:family="paragraph" style:parent-style-name="Frame_20_contents">
      <style:paragraph-properties fo:text-align="start" style:justify-single-word="false"/>
      <style:text-properties officeooo:rsid="0007ec39" officeooo:paragraph-rsid="000abda2"/>
    </style:style>
    <style:style style:name="P10" style:family="paragraph" style:parent-style-name="Frame_20_contents">
      <style:paragraph-properties fo:text-align="start" style:justify-single-word="false"/>
      <style:text-properties officeooo:rsid="0007ec39" officeooo:paragraph-rsid="000bc817"/>
    </style:style>
    <style:style style:name="P11" style:family="paragraph" style:parent-style-name="Frame_20_contents">
      <style:paragraph-properties fo:text-align="start" style:justify-single-word="false"/>
      <style:text-properties officeooo:rsid="0007ec39" officeooo:paragraph-rsid="000e68dd"/>
    </style:style>
    <style:style style:name="P12" style:family="paragraph" style:parent-style-name="Frame_20_contents">
      <style:paragraph-properties fo:text-align="start" style:justify-single-word="false"/>
      <style:text-properties officeooo:rsid="0007ec39" officeooo:paragraph-rsid="000fb68b"/>
    </style:style>
    <style:style style:name="P13" style:family="paragraph" style:parent-style-name="Frame_20_contents">
      <style:paragraph-properties fo:text-align="start" style:justify-single-word="false"/>
      <style:text-properties officeooo:rsid="0007ec39" officeooo:paragraph-rsid="0011dd7d"/>
    </style:style>
    <style:style style:name="P14" style:family="paragraph" style:parent-style-name="Frame_20_contents">
      <style:paragraph-properties fo:text-align="start" style:justify-single-word="false"/>
      <style:text-properties officeooo:rsid="000fe99e" officeooo:paragraph-rsid="000fe99e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Nimbus Roman" fo:font-size="14pt" officeooo:rsid="0002296e" officeooo:paragraph-rsid="0002296e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Nimbus Roman" fo:font-size="14pt" officeooo:rsid="00084f18" officeooo:paragraph-rsid="000455b7" style:font-size-asian="14pt" style:font-size-complex="14pt"/>
    </style:style>
    <style:style style:name="P17" style:family="paragraph" style:parent-style-name="Standard">
      <style:paragraph-properties fo:text-align="start" style:justify-single-word="false" fo:break-before="page"/>
      <style:text-properties style:font-name="Nimbus Roman" fo:font-size="14pt" officeooo:rsid="00084f18" officeooo:paragraph-rsid="00084f18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Nimbus Roman" fo:font-size="14pt" officeooo:rsid="00140f88" officeooo:paragraph-rsid="00140f88" style:font-size-asian="14pt" style:font-size-complex="14pt"/>
    </style:style>
    <style:style style:name="P19" style:family="paragraph" style:parent-style-name="Frame_20_contents">
      <style:paragraph-properties fo:text-align="start" style:justify-single-word="false"/>
      <style:text-properties officeooo:rsid="001a873a" officeooo:paragraph-rsid="001a873a"/>
    </style:style>
    <style:style style:name="P20" style:family="paragraph" style:parent-style-name="Frame_20_contents">
      <style:paragraph-properties fo:text-align="start" style:justify-single-word="false"/>
      <style:text-properties officeooo:rsid="001b3683" officeooo:paragraph-rsid="001b3683"/>
    </style:style>
    <style:style style:name="P21" style:family="paragraph" style:parent-style-name="Frame_20_contents">
      <style:paragraph-properties fo:text-align="start" style:justify-single-word="false"/>
      <style:text-properties officeooo:rsid="0007ec39" officeooo:paragraph-rsid="001be310"/>
    </style:style>
    <style:style style:name="T1" style:family="text">
      <style:text-properties style:font-name="Nimbus Roman" fo:font-size="14pt" officeooo:rsid="0002296e" style:font-size-asian="14pt" style:font-size-complex="14pt"/>
    </style:style>
    <style:style style:name="T2" style:family="text">
      <style:text-properties officeooo:rsid="000e68dd"/>
    </style:style>
    <style:style style:name="T3" style:family="text">
      <style:text-properties officeooo:rsid="000fe99e"/>
    </style:style>
    <style:style style:name="T4" style:family="text">
      <style:text-properties officeooo:rsid="0002296e"/>
    </style:style>
    <style:style style:name="T5" style:family="text">
      <style:text-properties officeooo:rsid="001372b0"/>
    </style:style>
    <style:style style:name="T6" style:family="text">
      <style:text-properties officeooo:rsid="0016bfd8"/>
    </style:style>
    <style:style style:name="T7" style:family="text">
      <style:text-properties officeooo:rsid="0017931e"/>
    </style:style>
    <style:style style:name="T8" style:family="text">
      <style:text-properties officeooo:rsid="001b6fcf"/>
    </style:style>
    <style:style style:name="fr1" style:family="graphic" style:parent-style-name="Frame">
      <style:graphic-properties style:vertical-pos="middle" style:vertical-rel="baseline" loext:rel-width-rel="paragraph"/>
    </style:style>
    <style:style style:name="fr2" style:family="graphic" style:parent-style-name="Frame">
      <style:graphic-properties style:vertical-pos="from-top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a de la segunda reunión del Trabajo de Fin de Grado</text:p>
      <text:p text:style-name="P3"/>
      <text:p text:style-name="P4">Temas a tratar:</text:p>
      <text:list xml:id="list2465348777" text:style-name="L1">
        <text:list-item>
          <text:p text:style-name="P15">Experiencias recogidas en la actividad de aprendizaje.</text:p>
        </text:list-item>
        <text:list-item>
          <text:p text:style-name="P15">Evaluación de la primera iteración y posibles cambios a producir.</text:p>
        </text:list-item>
        <text:list-item>
          <text:p text:style-name="P15">Definición de los requisitos básicos del sistema.</text:p>
        </text:list-item>
        <text:list-item>
          <text:p text:style-name="P15">Acciones a realizar y fijar la fecha de la próxima reunión.</text:p>
        </text:list-item>
      </text:list>
      <text:p text:style-name="P4"/>
      <text:p text:style-name="P5">Fecha y hora de realización: 13/10/2017 a las 18:00.</text:p>
      <text:p text:style-name="P6"/>
      <text:p text:style-name="P6">Control de versiones:<text:line-break/></text:p>
      <table:table table:name="ControlDeVersiones" table:style-name="ControlDeVersiones">
        <table:table-column table:style-name="ControlDeVersiones.A" table:number-columns-repeated="3"/>
        <table:table-row>
          <table:table-cell table:style-name="ControlDeVersiones.A1" office:value-type="string">
            <text:p text:style-name="P1">Versión</text:p>
          </table:table-cell>
          <table:table-cell table:style-name="ControlDeVersiones.A1" office:value-type="string">
            <text:p text:style-name="P1">Comentario</text:p>
          </table:table-cell>
          <table:table-cell table:style-name="ControlDeVersiones.C1" office:value-type="string">
            <text:p text:style-name="P1">Fecha</text:p>
          </table:table-cell>
        </table:table-row>
        <table:table-row>
          <table:table-cell table:style-name="ControlDeVersiones.A2" office:value-type="string">
            <text:p text:style-name="P2">1.0</text:p>
          </table:table-cell>
          <table:table-cell table:style-name="ControlDeVersiones.A2" office:value-type="string">
            <text:p text:style-name="P2">Versión inicial</text:p>
          </table:table-cell>
          <table:table-cell table:style-name="ControlDeVersiones.C2" office:value-type="string">
            <text:p text:style-name="P2">12/10/2017</text:p>
          </table:table-cell>
        </table:table-row>
        <table:table-row>
          <table:table-cell table:style-name="ControlDeVersiones.A2" office:value-type="string">
            <text:p text:style-name="P18">1.1</text:p>
          </table:table-cell>
          <table:table-cell table:style-name="ControlDeVersiones.A2" office:value-type="string">
            <text:p text:style-name="P18">Introducidos los datos recopilados en la reunión</text:p>
          </table:table-cell>
          <table:table-cell table:style-name="ControlDeVersiones.C2" office:value-type="string">
            <text:p text:style-name="P18">13/10/2017</text:p>
          </table:table-cell>
        </table:table-row>
      </table:table>
      <text:p text:style-name="P16"/>
      <text:p text:style-name="P17"><draw:frame draw:style-name="fr1" draw:name="Frame3" text:anchor-type="as-char" style:rel-width="100%" draw:z-index="0"><draw:text-box fo:min-height="0.801cm" fo:min-width="21.59cm"><text:p text:style-name="P9">Tema:<text:span text:style-name="T1">Experiencias recogidas en la actividad de aprendizaje.</text:span></text:p><text:p text:style-name="P10">Descripción:</text:p><text:p text:style-name="P8">Conclusión: <text:span text:style-name="T7">Los miembros del grupo han realizado investigación en cuanto al uso de node.js, typescript, react y redux y se han realizado algunos ejemplos.</text:span></text:p><text:p text:style-name="P8">Observaciones (opcional):</text:p></draw:text-box></draw:frame></text:p>
      <text:p text:style-name="P7"><draw:frame draw:style-name="fr1" draw:name="Frame4" text:anchor-type="as-char" style:rel-width="100%" draw:z-index="1"><draw:text-box fo:min-height="0.801cm" fo:min-width="21.59cm"><text:p text:style-name="P11">Tema:<text:span text:style-name="T1">Evaluación de la primera iteración y posibles cambios a producir.</text:span></text:p><text:p text:style-name="P8">Descripción: <text:span text:style-name="T2">No hay cambios en cuanto a la primera iteración.</text:span></text:p><text:p text:style-name="P8">Conclusión: <text:span text:style-name="T6">Conociendo más a fondo la tecnología, no es necesario realizar cambios en la primera iteración del proyecto.</text:span></text:p><text:p text:style-name="P8">Observaciones (opcional):</text:p></draw:text-box></draw:frame></text:p>
      <text:p text:style-name="P7"><draw:frame draw:style-name="fr1" draw:name="Frame5" text:anchor-type="as-char" style:rel-width="100%" draw:z-index="2"><draw:text-box fo:min-height="0.801cm" fo:min-width="21.59cm"><text:p text:style-name="P12">Tema:<text:span text:style-name="T1">Definición de los requisitos básicos del sistema.</text:span></text:p><text:p text:style-name="P8">Descripción: <text:span text:style-name="T3">Se usará el siguiente documento:</text:span></text:p><text:p text:style-name="P14"><text:a xlink:type="simple" xlink:href="https://github.com/DinossoLatte/tfg_panzerio_docs/blob/master/Propuesta%20inicial.txt" text:style-name="Internet_20_link" text:visited-style-name="Visited_20_Internet_20_Link">https://github.com/DinossoLatte/tfg_panzerio_docs/blob/master/Propuesta%20inicial.txt</text:a></text:p><text:p text:style-name="P14">(ATENCIÓN QUITAR ACCESIBILIDAD).</text:p><text:p text:style-name="P19">Y si se considera necesario, también el siguiente:</text:p><text:p text:style-name="P20"><text:a xlink:type="simple" xlink:href="https://github.com/DinossoLatte/tfg_panzerio_docs/blob/master/Elicitación%20inicial%20de%20requisitos.txt" text:style-name="Internet_20_link" text:visited-style-name="Visited_20_Internet_20_Link">https://github.com/DinossoLatte/tfg_panzerio_docs/blob/master/Elicitaci%C3%B3n%20inicial%20de%20requisitos.txt</text:a></text:p><text:p text:style-name="P8">Conclusión: <text:span text:style-name="T8">Ya se posee la documentación necesaria como para determinar los requisitos que contendrá el proyecto.</text:span></text:p><text:p text:style-name="P8">Observaciones (opcional):</text:p></draw:text-box></draw:frame><text:span text:style-name="T4"><draw:frame draw:style-name="fr2" draw:name="Frame6" text:anchor-type="as-char" svg:y="-3.272cm" style:rel-width="100%" draw:z-index="3"><draw:text-box fo:min-height="0.801cm" fo:min-width="21.59cm"><text:p text:style-name="P13">Tema:<text:span text:style-name="T1">Acciones a realizar y fijar la fecha de la próxima reunión</text:span></text:p><text:p text:style-name="P8">Descripción:</text:p><text:p text:style-name="P21">Conclusión:<text:span text:style-name="T5">Empezar a realizar las actividades de la primera iteración y reunión a la misma hora.</text:span></text:p><text:p text:style-name="P8">Observaciones (opcional):</text:p></draw:text-box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czar1" svg:font-family="Eczar"/>
    <style:font-face style:name="Nimbus Roman" svg:font-family="'Nimbus Roma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09:14:26.899692165</meta:creation-date>
    <meta:generator>LibreOffice/5.3.6.1$Linux_X86_64 LibreOffice_project/30m0$Build-1</meta:generator>
    <dc:date>2017-10-13T18:42:55.641868226</dc:date>
    <meta:editing-duration>PT21M44S</meta:editing-duration>
    <meta:editing-cycles>27</meta:editing-cycles>
    <meta:document-statistic meta:table-count="1" meta:image-count="0" meta:object-count="0" meta:page-count="2" meta:paragraph-count="40" meta:word-count="228" meta:character-count="1721" meta:non-whitespace-character-count="1533"/>
  </office:meta>
</office:document-meta>
</file>